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b9e8c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>
      <style:text-properties officeooo:paragraph-rsid="001b9e8c"/>
    </style:style>
    <style:style style:name="P5" style:family="paragraph" style:parent-style-name="Azione_20_sistema">
      <style:text-properties officeooo:paragraph-rsid="001b9e8c"/>
    </style:style>
    <style:style style:name="P6" style:family="paragraph" style:parent-style-name="Table_20_Contents">
      <style:text-properties officeooo:paragraph-rsid="001b9e8c"/>
    </style:style>
    <style:style style:name="T1" style:family="text">
      <style:text-properties officeooo:rsid="001b9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">Visualizzazione Orar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1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1">Impiegato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1">L'utente accede al sistema e viene riconosciuto come impiegato 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5170634" text:style-name="Numerazione_20_UC">
              <text:list-item text:start-value="1">
                <text:p text:style-name="P4"><text:span text:style-name="T1">L'utente accede alla sezione per visualizzare l'elenco degli inscritti con la relativa tabella orari.</text:span></text:p>
              </text:list-item>
              <text:list-item>
                <text:p text:style-name="P5"><text:span text:style-name="T1">Il sistema mostra l'elenco degli inscritti con la relativa tabella degli orar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">Il sistema visualizza correttamente l'elenco con la relativa tabell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1">Il sistema visualizza un messaggio di errore, dovuto al caricamento dei dat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1">Il sistema deve visualizzare l'elenco degli inscritti in meno di 20 secondi dalla sua richiesta.</text:span></text:p>
          </table:table-cell>
        </table:table-row>
      </table:table>
      <text:p text:style-name="P3"><text:span text:style-name="T1">Visualizzazione di tutti gli orari di tutti i bambini inscrit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03:14.34</meta:creation-date>
    <meta:editing-duration>P0D</meta:editing-duration>
    <meta:editing-cycles>2</meta:editing-cycles>
    <meta:generator>LibreOffice/3.6$Windows_x86 LibreOffice_project/da8c1e6-fd468f4-454e206-f42a4a9-143cfd</meta:generator>
    <dc:date>2012-10-26T05:12:47.65</dc:date>
    <meta:document-statistic meta:table-count="1" meta:image-count="0" meta:object-count="0" meta:page-count="1" meta:paragraph-count="18" meta:word-count="107" meta:character-count="732" meta:non-whitespace-character-count="645"/>
  </office:meta>
</office:document-meta>
</file>